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name="http://fandom.wikia.com/wp-content/uploads/2016/11/Final-Fantasy-XV-Review-Screen-1.jpg" draw:style-name="gr1" draw:text-style-name="P1" svg:width="50.799cm" svg:height="28.574cm" svg:x="50.8cm" svg:y="210.876cm">
            <draw:image xlink:href="http://fandom.wikia.com/wp-content/uploads/2016/11/Final-Fantasy-XV-Review-Screen-1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Weapon </text:p>
          </table:table-cell>
          <table:table-cell table:style-name="ce1" office:value-type="string" calcext:value-type="string">
            <text:p>rof </text:p>
          </table:table-cell>
          <table:table-cell table:style-name="ce1" office:value-type="string" calcext:value-type="string">
            <text:p>mun </text:p>
          </table:table-cell>
          <table:table-cell table:style-name="ce1" office:value-type="string" calcext:value-type="string">
            <text:p>mag </text:p>
          </table:table-cell>
          <table:table-cell table:style-name="ce1" office:value-type="string" calcext:value-type="string">
            <text:p>dmg </text:p>
          </table:table-cell>
          <table:table-cell table:style-name="ce1" office:value-type="string" calcext:value-type="string">
            <text:p>acc </text:p>
          </table:table-cell>
          <table:table-cell table:style-name="ce1" office:value-type="string" calcext:value-type="string">
            <text:p>stb </text:p>
          </table:table-cell>
          <table:table-cell table:style-name="ce1" office:value-type="string" calcext:value-type="string">
            <text:p>con </text:p>
          </table:table-cell>
          <table:table-cell table:style-name="ce1" office:value-type="string" calcext:value-type="string">
            <text:p>thr </text:p>
          </table:table-cell>
          <table:table-cell table:style-name="ce1" office:value-type="string" calcext:value-type="string">
            <text:p>rep </text:p>
          </table:table-cell>
          <table:table-cell table:style-name="ce1" office:value-type="string" calcext:value-type="string">
            <text:p>Source 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Golden_AK.762" xlink:type="simple">Golden AK.762</text:a></text:p>
          </table:table-cell>
          <table:table-cell table:style-name="ce2" office:value-type="string" calcext:value-type="string">
            <text:p>560.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MCAR_(Payday_2)" xlink:type="simple">AMCAR</text:a></text:p>
          </table:table-cell>
          <table:table-cell table:style-name="ce2" office:value-type="string" calcext:value-type="string">
            <text:p>545.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_(Payday_2)" xlink:type="simple">AK</text:a></text:p>
          </table:table-cell>
          <table:table-cell table:style-name="ce2" office:value-type="string" calcext:value-type="string">
            <text:p>652.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AR-4" xlink:type="simple">CAR-4</text:a>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UAR" xlink:type="simple">UAR</text:a>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.762" xlink:type="simple">AK.762</text:a></text:p>
          </table:table-cell>
          <table:table-cell table:style-name="ce2" office:value-type="string" calcext:value-type="string">
            <text:p>560.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JP36" xlink:type="simple">JP36</text:a></text:p>
          </table:table-cell>
          <table:table-cell table:style-name="ce2" office:value-type="string" calcext:value-type="string">
            <text:p>705.9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308_(Payday_2)" xlink:type="simple">M308</text:a></text:p>
          </table:table-cell>
          <table:table-cell table:style-name="ce2" office:value-type="string" calcext:value-type="string">
            <text:p>705.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5" xlink:type="simple">AK5</text:a></text:p>
          </table:table-cell>
          <table:table-cell table:style-name="ce2" office:value-type="string" calcext:value-type="string">
            <text:p>705.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MR-16" xlink:type="simple">AMR-16</text:a></text:p>
          </table:table-cell>
          <table:table-cell table:style-name="ce2" office:value-type="string" calcext:value-type="string">
            <text:p>857.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ommando_553" xlink:type="simple">Commando 553</text:a></text:p>
          </table:table-cell>
          <table:table-cell table:style-name="ce2" office:value-type="string" calcext:value-type="string">
            <text:p>714.3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://payday.wikia.com/wiki/Armored_Transport_(DLC)" xlink:type="simple">Armored Transpor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Eagle_Heavy" xlink:type="simple">Eagle Heavy</text:a></text:p>
          </table:table-cell>
          <table:table-cell table:style-name="ce2" office:value-type="string" calcext:value-type="string">
            <text:p>612.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://payday.wikia.com/wiki/Gage_Weapon_Pack_01" xlink:type="simple">Gage Weapon Pack #01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Falcon" xlink:type="simple">Falcon</text:a></text:p>
          </table:table-cell>
          <table:table-cell table:style-name="ce2" office:value-type="string" calcext:value-type="string">
            <text:p>697.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http://payday.wikia.com/wiki/Big_Bank_(DLC)" xlink:type="simple">The Big Bank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larion" xlink:type="simple">Clarion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://payday.wikia.com/wiki/Gage_Assault_Pack" xlink:type="simple">Gage Assault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Gecko_7.62" xlink:type="simple">Gecko 7.62</text:a></text:p>
          </table:table-cell>
          <table:table-cell table:style-name="ce2" office:value-type="string" calcext:value-type="string">
            <text:p>845.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http://payday.wikia.com/wiki/Gage_Assault_Pack" xlink:type="simple">Gage Assault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Gewehr_3" xlink:type="simple">Gewehr 3</text:a></text:p>
          </table:table-cell>
          <table:table-cell table:style-name="ce2" office:value-type="string" calcext:value-type="string">
            <text:p>652.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http://payday.wikia.com/wiki/Gage_Assault_Pack" xlink:type="simple">Gage Assault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Queen’s_Wrath" xlink:type="simple">Queen’s Wrath</text:a></text:p>
          </table:table-cell>
          <table:table-cell table:style-name="ce2" office:value-type="string" calcext:value-type="string">
            <text:p>722.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://payday.wikia.com/wiki/Clover_Character_Pack" xlink:type="simple">Clover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Lion%27s_Roar" xlink:type="simple">Lion's Roar</text:a></text:p>
          </table:table-cell>
          <table:table-cell table:style-name="ce2" office:value-type="string" calcext:value-type="string">
            <text:p>857.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://payday.wikia.com/wiki/Dragan_Character_Pack" xlink:type="simple">Dragan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avity_9mm" xlink:type="simple">Cavity 9mm</text:a></text:p>
          </table:table-cell>
          <table:table-cell table:style-name="ce2" office:value-type="string" calcext:value-type="string">
            <text:p>705.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://payday.wikia.com/wiki/The_Golden_Grin_Casino_Heist_(DLC)" xlink:type="simple">The Golden Grin Casin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Valkyria" xlink:type="simple">Valkyria</text:a></text:p>
          </table:table-cell>
          <table:table-cell table:style-name="ce2" office:value-type="string" calcext:value-type="string">
            <text:p>895.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://payday.wikia.com/wiki/Sokol_Character_Pack" xlink:type="simple">Sokol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ootleg" xlink:type="simple">Bootleg</text:a>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://payday.wikia.com/wiki/Sydney_Character_Pack" xlink:type="simple">Sydney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Little_Friend_7.62" xlink:type="simple">Little Friend 7.62</text:a>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http://payday.wikia.com/wiki/Scarface_Character_Pack" xlink:type="simple">Scarface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redator_12G" xlink:type="simple">Predator 12G</text:a>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Joceline_O/U_12G" xlink:type="simple">Joceline O/U 12G</text:a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Reinfeld_880" xlink:type="simple">Reinfeld 880</text:a></text:p>
          </table:table-cell>
          <table:table-cell table:style-name="ce2" office:value-type="string" calcext:value-type="string">
            <text:p>104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IZHMA_12G" xlink:type="simple">IZHMA 12G</text:a></text:p>
          </table:table-cell>
          <table:table-cell table:style-name="ce2" office:value-type="string" calcext:value-type="string">
            <text:p>333.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osconi_12G" xlink:type="simple">Mosconi 12G</text:a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1014" xlink:type="simple">M1014</text:a></text:p>
          </table:table-cell>
          <table:table-cell table:style-name="ce2" office:value-type="string" calcext:value-type="string">
            <text:p>428.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://payday.wikia.com/wiki/Gage_Shotgun_Pack" xlink:type="simple">Gage Shotgu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Raven" xlink:type="simple">Raven</text:a></text:p>
          </table:table-cell>
          <table:table-cell table:style-name="ce2" office:value-type="string" calcext:value-type="string">
            <text:p>104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://payday.wikia.com/wiki/Gage_Shotgun_Pack" xlink:type="simple">Gage Shotgu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teakout_12G" xlink:type="simple">Steakout 12G</text:a>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http://payday.wikia.com/wiki/The_Butcher%27s_BBQ_Pack" xlink:type="simple">The Butcher's BBQ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reaker_12G" xlink:type="simple">Breaker 12G</text:a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://payday.wikia.com/wiki/Biker_Character_Pack" xlink:type="simple">Biker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Bernetti_9" xlink:type="simple">Akimbo Bernetti 9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Chimano_Compact" xlink:type="simple">Akimbo Chimano Compact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Crosskill" xlink:type="simple">Akimbo Crosskill</text:a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Deagle" xlink:type="simple">Akimbo Deagle</text:a>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Chimano_Custom" xlink:type="simple">Akimbo Chimano Custom</text:a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Chimano_88" xlink:type="simple">Akimbo Chimano 88</text:a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Interceptor_45" xlink:type="simple">Akimbo Interceptor 45</text:a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Heather_Submachine_Guns" xlink:type="simple">Akimbo Heather Submachine Guns</text:a>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Compact-5" xlink:type="simple">Akimbo Compact-5</text:a>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kimbo_Krinkov" xlink:type="simple">Akimbo Krinkov</text:a>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latypus_70" xlink:type="simple">Platypus 70</text:a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Rattlesnake" xlink:type="simple">Rattlesnake</text:a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://payday.wikia.com/wiki/Gage_Sniper_Pack" xlink:type="simple">Gage Snip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R93" xlink:type="simple">R93</text:a>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http://payday.wikia.com/wiki/Gage_Sniper_Pack" xlink:type="simple">Gage Snip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Thanatos_.50_cal" xlink:type="simple">Thanatos .50 cal</text:a>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http://payday.wikia.com/wiki/Gage_Sniper_Pack" xlink:type="simple">Gage Snip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Nagant" xlink:type="simple">Nagant</text:a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http://payday.wikia.com/wiki/Gage_Historical_Pack" xlink:type="simple">Gage Historica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Repeater_1874" xlink:type="simple">Repeater 1874</text:a></text:p>
          </table:table-cell>
          <table:table-cell table:style-name="ce2" office:value-type="string" calcext:value-type="string">
            <text:p>85.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http://payday.wikia.com/wiki/The_Butcher%27s_Western_Pack" xlink:type="simple">The Butcher's Wester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Lebensauger_.308" xlink:type="simple">Lebensauger .308</text:a>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http://payday.wikia.com/wiki/Gage_Ninja_Pack" xlink:type="simple">Gage Ninja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Ksp_58" xlink:type="simple">Ksp 58</text:a></text:p>
          </table:table-cell>
          <table:table-cell table:style-name="ce2" office:value-type="string" calcext:value-type="string">
            <text:p>909.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RPK" xlink:type="simple">RPK</text:a>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://payday.wikia.com/wiki/Gage_Weapon_Pack_02" xlink:type="simple">Gage Weapon Pack #02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KSP" xlink:type="simple">KSP</text:a></text:p>
          </table:table-cell>
          <table:table-cell table:style-name="ce2" office:value-type="string" calcext:value-type="string">
            <text:p>909.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http://payday.wikia.com/wiki/Gage_Weapon_Pack_02" xlink:type="simple">Gage Weapon Pack #02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renner_21_(Payday_2)" xlink:type="simple">Brenner 21</text:a></text:p>
          </table:table-cell>
          <table:table-cell table:style-name="ce2" office:value-type="string" calcext:value-type="string">
            <text:p>722.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http://payday.wikia.com/wiki/Gage_Weapon_Pack_02" xlink:type="simple">Gage Weapon Pack #02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uzzsaw_42" xlink:type="simple">Buzzsaw 42</text:a>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http://payday.wikia.com/wiki/Gage_Historical_Pack" xlink:type="simple">Gage Historica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OVE9000" xlink:type="simple">OVE9000</text:a>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://payday.wikia.com/wiki/Portable_Saw" xlink:type="simple">Skill</text:a>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GL40_(Payday_2)" xlink:type="simple">GL40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" calcext:value-type="float">
            <text:p>1,3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http://payday.wikia.com/wiki/Gage_Assault_Pack" xlink:type="simple">Gage Assault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Vulcan_Minigun" xlink:type="simple">Vulcan Minigun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750" calcext:value-type="float">
            <text:p>7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http://payday.wikia.com/wiki/The_OVERKILL_Pack" xlink:type="simple">The OVERKIL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iglet" xlink:type="simple">Piglet</text:a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http://payday.wikia.com/wiki/The_Butcher%27s_BBQ_Pack" xlink:type="simple">The Butcher's BBQ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Flamethrower" xlink:type="simple">Flamethrower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http://payday.wikia.com/wiki/The_Butcher%27s_BBQ_Pack" xlink:type="simple">The Butcher's BBQ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lainsrider_Bow" xlink:type="simple">Plainsrider Bow</text:a>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://payday.wikia.com/wiki/The_Butcher%27s_Western_Pack" xlink:type="simple">The Butcher's Wester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English_Longbow" xlink:type="simple">English Longbow</text:a>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0" calcext:value-type="float">
            <text:p>650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://payday.wikia.com/wiki/Gage_Chivalry_Pack" xlink:type="simple">Gage Chivalry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Light_Crossbow" xlink:type="simple">Light Crossbow</text:a>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://payday.wikia.com/wiki/Gage_Chivalry_Pack" xlink:type="simple">Gage Chivalry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Heavy_Crossbow" xlink:type="simple">Heavy Crossbow</text:a>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0" calcext:value-type="float">
            <text:p>530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http://payday.wikia.com/wiki/Gage_Chivalry_Pack" xlink:type="simple">Gage Chivalry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Interceptor_.45" xlink:type="simple">Interceptor .45</text:a>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himano_Custom" xlink:type="simple">Chimano Custom</text:a>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himano_Compact" xlink:type="simple">Chimano Compact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himano_88" xlink:type="simple">Chimano 88</text:a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rosskill" xlink:type="simple">Crosskill</text:a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ernetti_9" xlink:type="simple">Bernetti 9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ronco_.44_(Payday_2)" xlink:type="simple">Bronco .44</text:a></text:p>
          </table:table-cell>
          <table:table-cell table:style-name="ce2" office:value-type="string" calcext:value-type="string">
            <text:p>285.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White_Streak" xlink:type="simple">White Streak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TRYK_18c" xlink:type="simple">STRYK 18c</text:a></text:p>
          </table:table-cell>
          <table:table-cell table:style-name="ce2" office:value-type="string" calcext:value-type="string">
            <text:p>909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Deagle" xlink:type="simple">Deagle</text:a>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Gruber_Kurz" xlink:type="simple">Gruber Kurz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://payday.wikia.com/wiki/Armored_Transport_(DLC)" xlink:type="simple">Armored Transpor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ignature_.40" xlink:type="simple">Signature .40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://payday.wikia.com/wiki/Gage_Weapon_Pack_01" xlink:type="simple">Gage Weapon Pack #01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roomstick" xlink:type="simple">Broomstick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://payday.wikia.com/wiki/Gage_Historical_Pack" xlink:type="simple">Gage Historica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LEO" xlink:type="simple">LEO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://payday.wikia.com/wiki/The_Bomb_Heists_(DLC)" xlink:type="simple">The Bomb Heists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eacemaker_.45" xlink:type="simple">Peacemaker .45</text:a>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http://payday.wikia.com/wiki/The_Butcher%27s_Western_Pack" xlink:type="simple">The Butcher's Wester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atever_.357" xlink:type="simple">Matever .357</text:a></text:p>
          </table:table-cell>
          <table:table-cell table:style-name="ce2" office:value-type="string" calcext:value-type="string">
            <text:p>285.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http://payday.wikia.com/wiki/The_Alesso_Heist_(DLC)" xlink:type="simple">The Aless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aby_Deagle" xlink:type="simple">Baby Deagle</text:a></text:p>
          </table:table-cell>
          <table:table-cell table:style-name="ce2" office:value-type="string" calcext:value-type="string">
            <text:p>666.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://payday.wikia.com/wiki/The_Point_Break_Heists_(DLC)" xlink:type="simple">The Point Break Heists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hicago_Typewriter" xlink:type="simple">Chicago Typewriter</text:a></text:p>
          </table:table-cell>
          <table:table-cell table:style-name="ce2" office:value-type="string" calcext:value-type="string">
            <text:p>722.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ark_10" xlink:type="simple">Mark 10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ompact-5_(Payday_2)" xlink:type="simple">Compact-5</text:a>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MP" xlink:type="simple">CMP</text:a></text:p>
          </table:table-cell>
          <table:table-cell table:style-name="ce2" office:value-type="string" calcext:value-type="string">
            <text:p>952.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ara" xlink:type="simple">Para</text:a></text:p>
          </table:table-cell>
          <table:table-cell table:style-name="ce2" office:value-type="string" calcext:value-type="string">
            <text:p>681.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Heather_Submachine_Gun" xlink:type="simple">Heather Submachine Gun</text:a>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52" calcext:value-type="float">
            <text:p>5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Krinkov" xlink:type="simple">Krinkov</text:a></text:p>
          </table:table-cell>
          <table:table-cell table:style-name="ce2" office:value-type="string" calcext:value-type="string">
            <text:p>821.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Kobus_90" xlink:type="simple">Kobus 90</text:a></text:p>
          </table:table-cell>
          <table:table-cell table:style-name="ce2" office:value-type="string" calcext:value-type="string">
            <text:p>909.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wedish_K" xlink:type="simple">Swedish K</text:a>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://payday.wikia.com/wiki/Armored_Transport_(DLC)" xlink:type="simple">Armored Transpor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pecOps" xlink:type="simple">SpecOps</text:a></text:p>
          </table:table-cell>
          <table:table-cell table:style-name="ce2" office:value-type="string" calcext:value-type="string">
            <text:p>952.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://payday.wikia.com/wiki/Gage_Weapon_Pack_01" xlink:type="simple">Gage Weapon Pack #01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obra" xlink:type="simple">Cobra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://payday.wikia.com/wiki/Hotline_Miami_(DLC)" xlink:type="simple">Hotline Miam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laster_9mm" xlink:type="simple">Blaster 9mm</text:a></text:p>
          </table:table-cell>
          <table:table-cell table:style-name="ce2" office:value-type="string" calcext:value-type="string">
            <text:p>895.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http://payday.wikia.com/wiki/Hotline_Miami_(DLC)" xlink:type="simple">Hotline Miam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Uzi" xlink:type="simple">Uzi</text:a></text:p>
          </table:table-cell>
          <table:table-cell table:style-name="ce2" office:value-type="string" calcext:value-type="string">
            <text:p>697.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http://payday.wikia.com/wiki/Hotline_Miami_(DLC)" xlink:type="simple">Hotline Miam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atchett_L2A1" xlink:type="simple">Patchett L2A1</text:a></text:p>
          </table:table-cell>
          <table:table-cell table:style-name="ce2" office:value-type="string" calcext:value-type="string">
            <text:p>545.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http://payday.wikia.com/wiki/Gage_Historical_Pack" xlink:type="simple">Gage Historica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Jacket%27s_Piece" xlink:type="simple">Jacket's Piece</text:a>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://payday.wikia.com/wiki/Jacket_Character_Pack" xlink:type="simple">Jacket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Kross_Vertex" xlink:type="simple">Kross Vertex</text:a>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http://payday.wikia.com/wiki/Gage_Ninja_Pack" xlink:type="simple">Gage Ninja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icro_Uzi" xlink:type="simple">Micro Uzi</text:a>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://payday.wikia.com/wiki/Yakuza_Character_Pack" xlink:type="simple">Yakuza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R_805B" xlink:type="simple">CR 805B</text:a>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://payday.wikia.com/wiki/Biker_Heist_DLC?action=edit&amp;redlink=1" xlink:type="simple">Biker Heist DLC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The_Judge" xlink:type="simple">The Judge</text:a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Locomotive_12G_(Payday_2)" xlink:type="simple">Locomotive 12G</text:a>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Goliath_12G" xlink:type="simple">Goliath 12G</text:a>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treet_Sweeper" xlink:type="simple">Street Sweeper</text:a></text:p>
          </table:table-cell>
          <table:table-cell table:style-name="ce2" office:value-type="string" calcext:value-type="string">
            <text:p>428.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http://payday.wikia.com/wiki/Gage_Shotgun_Pack" xlink:type="simple">Gage Shotgu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GSPS_12G" xlink:type="simple">GSPS 12G</text:a>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://payday.wikia.com/wiki/The_Goat_Simulator_Heist_(DLC)" xlink:type="simple">The Goat Simulator Heist (DLC)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OVE9000" xlink:type="simple">OVE9000</text:a>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://payday.wikia.com/wiki/Carbon_Blade" xlink:type="simple">Skill</text:a>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HRL-7" xlink:type="simple">HRL-7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http://payday.wikia.com/wiki/The_OVERKILL_Pack" xlink:type="simple">The OVERKIL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istol_Crossbow" xlink:type="simple">Pistol Crossbow</text:a>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://payday.wikia.com/wiki/Gage_Ninja_Pack" xlink:type="simple">Gage Ninja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hina_Puff_40mm" xlink:type="simple">China Puff 40mm</text:a>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3" calcext:value-type="float">
            <text:p>1,3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http://payday.wikia.com/wiki/Wolf_Pack_(Payday_2)" xlink:type="simple">Wolf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rbiter" xlink:type="simple">Arbiter</text:a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http://payday.wikia.com/wiki/Gage_Spec_Ops_Pack" xlink:type="simple">Gage Spec Ops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ommando_101" xlink:type="simple">Commando 101</text:a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http://payday.wikia.com/wiki/Scarface_Heist_(DLC)" xlink:type="simple">Scarface Heist (DLC)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Weapon_Butt" xlink:type="simple">Weapon Butt</text:a></text:p>
          </table:table-cell>
          <table:table-cell table:number-columns-repeated="4"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0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Fists" xlink:type="simple">Fists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1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ists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olt_Cutters" xlink:type="simple">Bolt Cutters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Utility_Knife" xlink:type="simple">Utility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30" calcext:value-type="float">
            <text:p>30</text:p>
          </table:table-cell>
          <table:table-cell table:style-name="ce4" table:number-columns-repeated="2"/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OVERKILL_Boxing_Gloves" xlink:type="simple">OVERKILL Boxing Gloves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ists</text:p>
          </table:table-cell>
          <table:table-cell table:style-name="ce2" office:value-type="string" calcext:value-type="string">
            <text:p>Base Ga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350K_Brass_Knuckles" xlink:type="simple">350K Brass Knuckles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1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ists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Ursa_Tanto_Knife" xlink:type="simple">Ursa Tanto Knife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Nova%27s_Shank" xlink:type="simple">Nova's Shank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oney_Bundle" xlink:type="simple">Money Bundl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sycho_Knife" xlink:type="simple">Psycho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Lucille_Baseball_Bat" xlink:type="simple">Lucille Baseball Bat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Rivertown_Glen_Bottle" xlink:type="simple">Rivertown Glen Bottl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Communit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<text:a xlink:href="http://payday.wikia.com/wiki/Alpha_Mauler" xlink:type="simple">Alpha Mauler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Alienware Even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URSA_Knife" xlink:type="simple">URSA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Weapon_Pack_02" xlink:type="simple">Gage Weapon Pack #02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Krieger_Blade" xlink:type="simple">Krieger Blad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Weapon_Pack_02" xlink:type="simple">Gage Weapon Pack #02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erger_Combat_Knife" xlink:type="simple">Berger Combat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Weapon_Pack_02" xlink:type="simple">Gage Weapon Pack #02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Trautman_Knife" xlink:type="simple">Trautman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Weapon_Pack_02" xlink:type="simple">Gage Weapon Pack #02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K.L.A.S._Shovel" xlink:type="simple">K.L.A.S. Shovel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Gage_Shotgun_Pack" xlink:type="simple">Gage Shotgu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Telescopic_Baton" xlink:type="simple">Telescopic Baton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Gage_Shotgun_Pack" xlink:type="simple">Gage Shotgu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urvival_Tomahawk" xlink:type="simple">Survival Tomahawk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Gage_Shotgun_Pack" xlink:type="simple">Gage Shotgu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Utility_Machete" xlink:type="simple">Utility Machet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Gage_Shotgun_Pack" xlink:type="simple">Gage Shotgu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ayonet_Knife" xlink:type="simple">Bayonet Knife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.5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Assault_Pack" xlink:type="simple">Gage Assault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ompact_Hatchet" xlink:type="simple">Compact Hatchet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Gage_Assault_Pack" xlink:type="simple">Gage Assault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X-46_Knife" xlink:type="simple">X-46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Assault_Pack" xlink:type="simple">Gage Assault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Ding_Dong_Breaching_Tool" xlink:type="simple">Ding Dong Breaching Tool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Gage_Assault_Pack" xlink:type="simple">Gage Assault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aseball_Bat" xlink:type="simple">Baseball Bat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Hotline_Miami_(DLC)" xlink:type="simple">Hotline Miam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leaver_Knife" xlink:type="simple">Cleaver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Hotline_Miami_(DLC)" xlink:type="simple">Hotline Miam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achete_Knife" xlink:type="simple">Machete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Hotline_Miami_(DLC)" xlink:type="simple">Hotline Miam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Fire_Axe" xlink:type="simple">Fire Axe</text:a>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4.0s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Hotline_Miami_(DLC)" xlink:type="simple">Hotline Miam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50_Blessings_Briefcase" xlink:type="simple">50 Blessings Briefcas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Hotline_Miami_(DLC)" xlink:type="simple">Hotline Miami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Nagant_Bayonet" xlink:type="simple">Nagant Bayonet</text:a>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0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<text:a xlink:href="http://payday.wikia.com/wiki/Gage_Historical_Pack" xlink:type="simple">Gage Historica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wagger_Stick" xlink:type="simple">Swagger Stick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Historical_Pack" xlink:type="simple">Gage Historica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otato_Masher" xlink:type="simple">Potato Masher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Historical_Pack" xlink:type="simple">Gage Historica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Trench_Knife" xlink:type="simple">Trench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Historical_Pack" xlink:type="simple">Gage Historica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The_Spear_of_Freedom" xlink:type="simple">The Spear of Freedom</text:a>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<text:a xlink:href="http://payday.wikia.com/wiki/Gage_Historical_Pack" xlink:type="simple">Gage Historical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lover´s_Shillelagh" xlink:type="simple">Clover´s Shillelagh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Clover_Character_Pack" xlink:type="simple">Clover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Dragan%27s_Cleaver_Knife" xlink:type="simple">Dragan's Cleaver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Dragan_Character_Pack" xlink:type="simple">Dragan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arpenter%27s_Delight" xlink:type="simple">Carpenter's Delight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Jacket_Character_Pack" xlink:type="simple">Jacket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The_Motherforker" xlink:type="simple">The Motherforker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Butcher%27s_BBQ_Pack" xlink:type="simple">The Butcher's BBQ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patula" xlink:type="simple">Spatula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Butcher%27s_BBQ_Pack" xlink:type="simple">The Butcher's BBQ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Poker" xlink:type="simple">Poker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Butcher%27s_BBQ_Pack" xlink:type="simple">The Butcher's BBQ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Tenderizer" xlink:type="simple">Tenderizer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Butcher%27s_BBQ_Pack" xlink:type="simple">The Butcher's BBQ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You%27re_Mine" xlink:type="simple">You're Min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Butcher%27s_Western_Pack" xlink:type="simple">The Butcher's Wester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calper_Tomahawk" xlink:type="simple">Scalper Tomahawk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Butcher%27s_Western_Pack" xlink:type="simple">The Butcher's Wester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Arkansas_Toothpick" xlink:type="simple">Arkansas Toothpick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The_Butcher%27s_Western_Pack" xlink:type="simple">The Butcher's Wester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Gold_Fever" xlink:type="simple">Gold Fever</text:a>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4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Butcher%27s_Western_Pack" xlink:type="simple">The Butcher's Western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icrophone" xlink:type="simple">Microphon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Alesso_Heist_(DLC)" xlink:type="simple">The Aless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lassic_Baton" xlink:type="simple">Classic Baton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Alesso_Heist_(DLC)" xlink:type="simple">The Aless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etal_Detector" xlink:type="simple">Metal Detector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Alesso_Heist_(DLC)" xlink:type="simple">The Aless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icrophone_Stand" xlink:type="simple">Microphone Stand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The_Alesso_Heist_(DLC)" xlink:type="simple">The Aless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Hockey_Stick" xlink:type="simple">Hockey Stick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Sokol_Character_Pack" xlink:type="simple">Sokol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Jackpot" xlink:type="simple">Jackpot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The_Golden_Grin_Casino_Heist_(DLC)" xlink:type="simple">The Golden Grin Casin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Croupier%27s_Rake" xlink:type="simple">Croupier's Rak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The_Golden_Grin_Casino_Heist_(DLC)" xlink:type="simple">The Golden Grin Casin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witchblade" xlink:type="simple">Switchblad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The_Golden_Grin_Casino_Heist_(DLC)" xlink:type="simple">The Golden Grin Casin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uzzer" xlink:type="simple">Buzzer</text:a></text:p>
          </table:table-cell>
          <table:table-cell table:number-columns-repeated="4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3.5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The_Golden_Grin_Casino_Heist_(DLC)" xlink:type="simple">The Golden Grin Casino Heist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Empty_Palm_Kata" xlink:type="simple">Empty Palm Kata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ists</text:p>
          </table:table-cell>
          <table:table-cell table:style-name="ce2" office:value-type="string" calcext:value-type="string">
            <text:p><text:a xlink:href="http://payday.wikia.com/wiki/Gage_Ninja_Pack" xlink:type="simple">Gage Ninja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Okinawan_Style_Sai" xlink:type="simple">Okinawan Style Sai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Ninja_Pack" xlink:type="simple">Gage Ninja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Talons" xlink:type="simple">Talons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ists</text:p>
          </table:table-cell>
          <table:table-cell table:style-name="ce2" office:value-type="string" calcext:value-type="string">
            <text:p><text:a xlink:href="http://payday.wikia.com/wiki/Gage_Ninja_Pack" xlink:type="simple">Gage Ninja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Kunai_Knife" xlink:type="simple">Kunai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<text:a xlink:href="http://payday.wikia.com/wiki/Gage_Ninja_Pack" xlink:type="simple">Gage Ninja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hinsakuto_Katana" xlink:type="simple">Shinsakuto Katana</text:a>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4.0s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Yakuza_Character_Pack" xlink:type="simple">Yakuza Character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uckler_Shield" xlink:type="simple">Buckler Shield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Gage_Chivalry_Pack" xlink:type="simple">Gage Chivalry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Bearded_Axe" xlink:type="simple">Bearded Axe</text:a>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4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Gage_Chivalry_Pack" xlink:type="simple">Gage Chivalry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orning_Star" xlink:type="simple">Morning Star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<text:a xlink:href="http://payday.wikia.com/wiki/Gage_Chivalry_Pack" xlink:type="simple">Gage Chivalry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Great_Sword" xlink:type="simple">Great Sword</text:a>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4.0s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<text:a xlink:href="http://payday.wikia.com/wiki/Gage_Chivalry_Pack" xlink:type="simple">Gage Chivalry Pack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Selfie-Stick?action=edit&amp;redlink=1" xlink:type="simple">Selfie-Stick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3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payday.wikia.com/wiki/The_Point_Break_Heists_(DLC)" xlink:type="simple">The Point Break Heists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Machete" xlink:type="simple">Machet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payday.wikia.com/wiki/The_Point_Break_Heists_(DLC)" xlink:type="simple">The Point Break Heists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Ice_Pick" xlink:type="simple">Ice Pick</text:a>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4.0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payday.wikia.com/wiki/The_Point_Break_Heists_(DLC)" xlink:type="simple">The Point Break Heists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://payday.wikia.com/wiki/Diving_Knife" xlink:type="simple">Diving Knif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.0s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payday.wikia.com/wiki/The_Point_Break_Heists_(DLC)" xlink:type="simple">The Point Break Heists</text:a></text:p>
          </table:table-cell>
          <table:table-cell table:number-columns-repeated="1013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0:34:58.471153148</meta:creation-date>
    <dc:date>2017-02-14T10:40:46.482474061</dc:date>
    <meta:editing-duration>PT5M48S</meta:editing-duration>
    <meta:editing-cycles>1</meta:editing-cycles>
    <meta:document-statistic meta:table-count="1" meta:cell-count="1944" meta:object-count="1"/>
    <meta:generator>LibreOffice/4.3.3.2$Linux_X86_64 LibreOffice_project/430m0$Build-2</meta:generator>
  </office:meta>
</office:document-meta>
</file>